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e1e93" officeooo:paragraph-rsid="000ecdc1"/>
    </style:style>
    <style:style style:name="P3" style:family="paragraph" style:parent-style-name="Preformatted_20_Text">
      <style:text-properties officeooo:rsid="0013b9c6" officeooo:paragraph-rsid="00208d94"/>
    </style:style>
    <style:style style:name="P4" style:family="paragraph" style:parent-style-name="Preformatted_20_Text">
      <style:text-properties officeooo:rsid="0024a9d8" officeooo:paragraph-rsid="002757ce"/>
    </style:style>
    <style:style style:name="P5" style:family="paragraph" style:parent-style-name="Preformatted_20_Text">
      <style:paragraph-properties fo:break-before="page"/>
      <style:text-properties officeooo:rsid="0013b9c6" officeooo:paragraph-rsid="00208d94"/>
    </style:style>
    <style:style style:name="P6" style:family="paragraph" style:parent-style-name="Heading_20_5">
      <style:text-properties officeooo:rsid="000ecdc1" officeooo:paragraph-rsid="0029e202"/>
    </style:style>
    <style:style style:name="P7" style:family="paragraph" style:parent-style-name="Heading_20_5">
      <style:text-properties officeooo:rsid="0029e202" officeooo:paragraph-rsid="0029e202"/>
    </style:style>
    <style:style style:name="P8" style:family="paragraph" style:parent-style-name="Preformatted_20_Text">
      <style:text-properties officeooo:rsid="0024a9d8" officeooo:paragraph-rsid="002757ce"/>
    </style:style>
    <style:style style:name="P9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font-size="16pt" fo:font-weight="bold" officeooo:rsid="0029e202" officeooo:paragraph-rsid="0029e202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5a120" officeooo:paragraph-rsid="0029e202"/>
    </style:style>
    <style:style style:name="P12" style:family="paragraph" style:parent-style-name="Standard" style:list-style-name="L2">
      <style:text-properties officeooo:rsid="0025a120" officeooo:paragraph-rsid="0029e202"/>
    </style:style>
    <style:style style:name="P13" style:family="paragraph" style:parent-style-name="Standard">
      <style:text-properties fo:font-weight="bold" officeooo:rsid="0022b62d" officeooo:paragraph-rsid="0029e202" style:font-weight-asian="bold" style:font-weight-complex="bold"/>
    </style:style>
    <style:style style:name="P14" style:family="paragraph" style:parent-style-name="Standard">
      <style:text-properties fo:font-weight="bold" officeooo:rsid="0024b9a5" officeooo:paragraph-rsid="0029e202" style:font-weight-asian="bold" style:font-weight-complex="bold"/>
    </style:style>
    <style:style style:name="P15" style:family="paragraph" style:parent-style-name="Standard">
      <style:text-properties fo:font-weight="bold" officeooo:rsid="0024e484" officeooo:paragraph-rsid="0029e202" style:font-weight-asian="bold" style:font-weight-complex="bold"/>
    </style:style>
    <style:style style:name="P16" style:family="paragraph" style:parent-style-name="Standard">
      <style:text-properties fo:font-weight="bold" officeooo:rsid="0025a120" officeooo:paragraph-rsid="0029e202" style:font-weight-asian="bold" style:font-weight-complex="bold"/>
    </style:style>
    <style:style style:name="P17" style:family="paragraph" style:parent-style-name="Standard">
      <style:text-properties officeooo:rsid="001ff65c" officeooo:paragraph-rsid="0029e202"/>
    </style:style>
    <style:style style:name="P18" style:family="paragraph" style:parent-style-name="Standard">
      <style:text-properties fo:font-style="italic" fo:font-weight="bold" officeooo:rsid="001ff65c" officeooo:paragraph-rsid="0029e202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2084fb" officeooo:paragraph-rsid="0029e202"/>
    </style:style>
    <style:style style:name="P20" style:family="paragraph" style:parent-style-name="Standard">
      <style:text-properties officeooo:rsid="0022b62d" officeooo:paragraph-rsid="0029e202"/>
    </style:style>
    <style:style style:name="P21" style:family="paragraph" style:parent-style-name="Standard">
      <style:text-properties officeooo:rsid="00230da5" officeooo:paragraph-rsid="0029e202"/>
    </style:style>
    <style:style style:name="P22" style:family="paragraph" style:parent-style-name="Standard" style:list-style-name="L1">
      <style:text-properties officeooo:rsid="00230da5" officeooo:paragraph-rsid="0029e202"/>
    </style:style>
    <style:style style:name="P23" style:family="paragraph" style:parent-style-name="Standard">
      <style:text-properties officeooo:rsid="0024b9a5" officeooo:paragraph-rsid="0029e202"/>
    </style:style>
    <style:style style:name="P24" style:family="paragraph" style:parent-style-name="Standard" style:list-style-name="L3">
      <style:text-properties officeooo:rsid="0024b9a5" officeooo:paragraph-rsid="0029e202"/>
    </style:style>
    <style:style style:name="P25" style:family="paragraph" style:parent-style-name="Standard">
      <style:text-properties officeooo:paragraph-rsid="0029e202"/>
    </style:style>
    <style:style style:name="P26" style:family="paragraph" style:parent-style-name="Standard" style:list-style-name="L1">
      <style:text-properties officeooo:rsid="0029e202" officeooo:paragraph-rsid="0029e202"/>
    </style:style>
    <style:style style:name="P27" style:family="paragraph" style:parent-style-name="Text_20_body">
      <style:text-properties officeooo:rsid="00230da5" officeooo:paragraph-rsid="0029e202"/>
    </style:style>
    <style:style style:name="T1" style:family="text">
      <style:text-properties officeooo:rsid="00274b0e"/>
    </style:style>
    <style:style style:name="T2" style:family="text">
      <style:text-properties officeooo:rsid="0029e202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ff65c" style:font-style-asian="italic" style:font-weight-asian="bold" style:font-style-complex="italic" style:font-weight-complex="bold"/>
    </style:style>
    <style:style style:name="T5" style:family="text">
      <style:text-properties officeooo:rsid="001ff65c"/>
    </style:style>
    <style:style style:name="T6" style:family="text">
      <style:text-properties officeooo:rsid="00230da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BA Common Tasks</text:p>
      <text:p text:style-name="P2"/>
      <text:h text:style-name="P6" text:outline-level="5"><text:bookmark-start text:name="__RefHeading___Toc590_1004033154"/><text:span text:style-name="T2">Upgrade a database</text:span><text:bookmark-end text:name="__RefHeading___Toc590_1004033154"/></text:h>
      <text:p text:style-name="P4"/>
      <text:p text:style-name="P17">Backup database, Oracle Home and Inventory</text:p>
      <text:p text:style-name="P18">Install the new binaries</text:p>
      <text:p text:style-name="P17"><text:span text:style-name="T3">Run the pre-upgrade tool</text:span> and make changes if necessary.</text:p>
      <text:p text:style-name="P17">Check component status, compile and check for pre-upgrade invalid objects</text:p>
      <text:p text:style-name="P17"/>
      <text:p text:style-name="P17">Shutdown the database.</text:p>
      <text:p text:style-name="P19"><text:span text:style-name="T3">Install</text:span> the new binaries <text:span text:style-name="T3">or upgrade</text:span> the existing <text:span text:style-name="T4">binaries</text:span><text:span text:style-name="T5"> using runInstaller.<text:line-break/></text:span></text:p>
      <text:p text:style-name="P17">Stop scheduled jobs etc</text:p>
      <text:p text:style-name="P18">Upgrade the database by running catupgrd.sql</text:p>
      <text:p text:style-name="P17"/>
      <text:p text:style-name="P17">Check for errors</text:p>
      <text:p text:style-name="P25"/>
      <text:p text:style-name="P25"/>
      <text:h text:style-name="P6" text:outline-level="5"><text:bookmark-start text:name="__RefHeading___Toc592_1004033154"/><text:span text:style-name="T2">Clone a database</text:span><text:bookmark-end text:name="__RefHeading___Toc592_1004033154"/></text:h>
      <text:p text:style-name="P20"/>
      <text:p text:style-name="P20">Copy the rman backups to the auxiliary host</text:p>
      <text:p text:style-name="P20">Create a pfile</text:p>
      <text:p text:style-name="P20">Run the rman duplicate command</text:p>
      <text:p text:style-name="P20"/>
      <text:p text:style-name="P20"/>
      <text:p text:style-name="P13">Installing Oracle <text:span text:style-name="T6">binaries</text:span></text:p>
      <text:p text:style-name="P20"/>
      <text:p text:style-name="P21">Configure your system to support Oracle Database</text:p>
      <text:p text:style-name="P21"/>
      <text:p text:style-name="P21"><text:s text:c="2"/>- check Oracle documentation for OS <text:span text:style-name="T2">requirements ( prerequisites )</text:span></text:p>
      <text:p text:style-name="P21"/>
      <text:p text:style-name="P21"><text:s text:c="2"/>- check memory, total, free and huge pages ( /proc/meminfo )</text:p>
      <text:p text:style-name="P21"><text:s text:c="2"/>- check memory configuration ( kernel parameters / semaphores )</text:p>
      <text:p text:style-name="P21"><text:s text:c="2"/>- check if requirements for this Oracle version are met</text:p>
      <text:p text:style-name="P21"><text:s text:c="2"/>- check if OS is certified for this Oracle version</text:p>
      <text:p text:style-name="P21"><text:s text:c="2"/>- check ulimit</text:p>
      <text:p text:style-name="P21"><text:s text:c="2"/>- check available disk space</text:p>
      <text:p text:style-name="P21"/>
      <text:p text:style-name="P21">Create directories</text:p>
      <text:p text:style-name="P21">Create the oracle user</text:p>
      <text:p text:style-name="P21">Mount the installation CD</text:p>
      <text:p text:style-name="P21">Install the Oracle software ( runInstaller )</text:p>
      <text:p text:style-name="P21">Create the database</text:p>
      <text:list xml:id="list349600245590386215" text:style-name="L1">
        <text:list-item>
          <text:p text:style-name="P22"><text:span text:style-name="T2">Use dbca</text:span></text:p>
        </text:list-item>
        <text:list-item>
          <text:p text:style-name="P26">Use “create database” commad</text:p>
        </text:list-item>
        <text:list-item>
          <text:p text:style-name="P26">Clone an existing database</text:p>
        </text:list-item>
      </text:list>
      <text:p text:style-name="P21"/>
      <text:p text:style-name="P21"/>
      <text:h text:style-name="P7" text:outline-level="5"><text:bookmark-start text:name="__RefHeading___Toc594_1004033154"/><text:soft-page-break/>Create an Oracle RAC system<text:bookmark-end text:name="__RefHeading___Toc594_1004033154"/></text:h>
      <text:p text:style-name="P27"/>
      <text:p text:style-name="P14">Set up pre-requisites</text:p>
      <text:list xml:id="list5290121754013913986" text:style-name="L3">
        <text:list-item>
          <text:p text:style-name="P24">Manual</text:p>
        </text:list-item>
        <text:list-item>
          <text:p text:style-name="P24">Automatic using the oracle pre-install Linux package</text:p>
        </text:list-item>
      </text:list>
      <text:p text:style-name="P23">Create oracle users and groups</text:p>
      <text:p text:style-name="P23">Add local IP addresses to /etc/hosts</text:p>
      <text:p text:style-name="Preformatted_20_Text"><text:span text:style-name="T2"><text:tab/>$ </text:span>ifconfig -a</text:p>
      <text:p text:style-name="P23">Set up the profile of the oracle user (oracle env variables etc)</text:p>
      <text:p text:style-name="P21">Mount the installation CD</text:p>
      <text:p text:style-name="P23"/>
      <text:p text:style-name="P15">Install the Grid infrastructure ( runInstaller )</text:p>
      <text:p text:style-name="Preformatted_20_Text">$ cd /media/sf_12.1.0.2/grid</text:p>
      <text:p text:style-name="Preformatted_20_Text">$ ./runInstaller</text:p>
      <text:p text:style-name="Preformatted_20_Text">$ grid_env</text:p>
      <text:p text:style-name="Preformatted_20_Text">$ crsctl stat res -t</text:p>
      <text:p text:style-name="P11"/>
      <text:p text:style-name="P16">Install the Database Software</text:p>
      <text:p text:style-name="Preformatted_20_Text">$ cd /media/sf_12.1.0.2/database</text:p>
      <text:p text:style-name="Preformatted_20_Text">$ ./runInstaller</text:p>
      <text:p text:style-name="Preformatted_20_Text"/>
      <text:p text:style-name="P11">Options</text:p>
      <text:list xml:id="list3854261277918804912" text:style-name="L2">
        <text:list-item>
          <text:p text:style-name="P12">Single instance database installation</text:p>
        </text:list-item>
        <text:list-item>
          <text:p text:style-name="P12">Oracle RAC database installation<text:tab/><text:tab/><text:tab/><text:span text:style-name="T2">&lt;==</text:span></text:p>
        </text:list-item>
        <text:list-item>
          <text:p text:style-name="P12">Oracle RAC One Node database installation</text:p>
        </text:list-item>
      </text:list>
      <text:p text:style-name="P11"/>
      <text:p text:style-name="P16">Create the database </text:p>
      <text:p text:style-name="Preformatted_20_Text">$ dbca</text:p>
      <text:p text:style-name="P11"/>
      <text:p text:style-name="P16">Check the Status </text:p>
      <text:p text:style-name="Preformatted_20_Text">$ srvctl config database -d cdbrac</text:p>
      <text:p text:style-name="Preformatted_20_Text">$ srvctl status database -d cdbrac</text:p>
      <text:p text:style-name="P11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590_1004033154" text:style-name="Index_20_Link" text:visited-style-name="Index_20_Link">1.Upgrade a database<text:tab/>1</text:a></text:p>
          <text:p text:style-name="P9"><text:a xlink:type="simple" xlink:href="#__RefHeading___Toc592_1004033154" text:style-name="Index_20_Link" text:visited-style-name="Index_20_Link">2.Clone a database<text:tab/>1</text:a></text:p>
          <text:p text:style-name="P9"><text:a xlink:type="simple" xlink:href="#__RefHeading___Toc594_1004033154" text:style-name="Index_20_Link" text:visited-style-name="Index_20_Link">3.Create an Oracle RAC system<text:tab/>2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274b0e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DBA Common Tasks ---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7-04-20T16:16:23.259807821</dc:date>
    <meta:editing-duration>PT1H2M14S</meta:editing-duration>
    <meta:editing-cycles>29</meta:editing-cycles>
    <meta:generator>LibreOffice/5.2.4.2.1$Linux_X86_64 LibreOffice_project/20m0$Build-2</meta:generator>
    <meta:document-statistic meta:table-count="0" meta:image-count="0" meta:object-count="0" meta:page-count="3" meta:paragraph-count="63" meta:word-count="324" meta:character-count="1967" meta:non-whitespace-character-count="1696"/>
  </office:meta>
</office:document-meta>
</file>